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text-indent="-0.635cm" fo:margin-top="0cm" fo:margin-left="1.27cm" fo:margin-right="0cm"/>
    </style:style>
    <style:style style:name="T3_1" style:family="text"/>
    <style:style style:name="T3_2" style:family="text"/>
    <style:style style:name="P4" style:family="paragraph" style:parent-style-name="Standard">
      <style:paragraph-properties fo:text-indent="-0.635cm" fo:margin-top="0cm" fo:margin-left="1.27cm" fo:margin-right="0cm"/>
    </style:style>
    <style:style style:name="T4_1" style:family="text"/>
    <style:style style:name="P5" style:family="paragraph" style:parent-style-name="Standard">
      <style:paragraph-properties fo:text-indent="-0.635cm" fo:margin-top="0cm" fo:margin-left="1.27cm" fo:margin-right="0cm"/>
    </style:style>
    <style:style style:name="T5_1" style:family="text"/>
    <style:style style:name="P6" style:family="paragraph" style:parent-style-name="Standard">
      <style:paragraph-properties fo:text-indent="-0.635cm" fo:margin-top="0cm" fo:margin-left="1.27cm" fo:margin-right="0cm"/>
    </style:style>
    <style:style style:name="T6_1" style:family="text"/>
    <style:style style:name="T6_2" style:family="text" style:parent-style-name="Standard"/>
    <style:style style:name="P7" style:family="paragraph" style:parent-style-name="Normal"/>
    <style:style style:name="T7_1" style:family="text"/>
    <style:style style:name="P8" style:family="paragraph" style:parent-style-name="Standard">
      <style:paragraph-properties fo:text-indent="-0.635cm" fo:margin-top="0cm" fo:margin-left="1.27cm" fo:margin-right="0cm"/>
    </style:style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T10_1" style:family="text"/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text-indent="-0.635cm" fo:margin-top="0cm" fo:margin-left="1.27cm" fo:margin-right="0cm"/>
    </style:style>
    <style:style style:name="T12_1" style:family="text"/>
    <style:style style:name="P13" style:family="paragraph" style:parent-style-name="Standard">
      <style:paragraph-properties fo:text-indent="-0.635cm" fo:margin-top="0cm" fo:margin-left="1.27cm" fo:margin-right="0cm"/>
    </style:style>
    <style:style style:name="T13_1" style:family="text"/>
    <style:style style:name="P14" style:family="paragraph" style:parent-style-name="Standard">
      <style:paragraph-properties fo:text-indent="-0.635cm" fo:margin-top="0cm" fo:margin-left="1.27cm" fo:margin-right="0cm"/>
    </style:style>
    <style:style style:name="T14_1" style:family="text"/>
    <style:style style:name="P15" style:family="paragraph" style:parent-style-name="Standard">
      <style:paragraph-properties fo:text-indent="-0.635cm" fo:margin-top="0cm" fo:margin-left="1.27cm" fo:margin-right="0cm"/>
    </style:style>
    <style:style style:name="T15_1" style:family="text"/>
    <style:style style:name="P16" style:family="paragraph" style:parent-style-name="Standard">
      <style:paragraph-properties fo:text-indent="-0.635cm" fo:margin-top="0cm" fo:margin-left="1.27cm" fo:margin-right="0cm"/>
    </style:style>
    <style:style style:name="T16_1" style:family="text"/>
    <style:style style:name="P17" style:family="paragraph" style:parent-style-name="Standard">
      <style:paragraph-properties fo:text-indent="-0.635cm" fo:margin-top="0cm" fo:margin-left="1.27cm" fo:margin-right="0cm"/>
    </style:style>
    <style:style style:name="T17_1" style:family="text"/>
    <style:style style:name="P18" style:family="paragraph" style:parent-style-name="Standard">
      <style:paragraph-properties fo:text-indent="-0.635cm" fo:margin-top="0cm" fo:margin-left="1.27cm" fo:margin-right="0cm"/>
    </style:style>
    <style:style style:name="T18_1" style:family="text"/>
    <style:style style:name="P19" style:family="paragraph" style:parent-style-name="Standard">
      <style:paragraph-properties fo:text-indent="-0.635cm" fo:margin-top="0cm" fo:margin-left="1.27cm" fo:margin-right="0cm"/>
    </style:style>
    <style:style style:name="T19_1" style:family="text"/>
    <style:style style:name="P20" style:family="paragraph" style:parent-style-name="Standard">
      <style:paragraph-properties fo:text-indent="-0.635cm" fo:margin-top="0cm" fo:margin-left="1.27cm" fo:margin-right="0cm"/>
    </style:style>
    <style:style style:name="T20_1" style:family="text"/>
    <style:style style:name="T20_2" style:family="text" style:parent-style-name="Standard"/>
    <style:style style:name="P21" style:family="paragraph" style:parent-style-name="Normal"/>
    <style:style style:name="T21_1" style:family="text"/>
    <style:style style:name="T21_2" style:family="text"/>
    <style:style style:name="T21_3" style:family="text" style:parent-style-name="Standard"/>
    <style:style style:name="P22" style:family="paragraph" style:parent-style-name="Normal"/>
    <style:style style:name="T22_1" style:family="text"/>
    <style:style style:name="P23" style:family="paragraph" style:parent-style-name="Standard">
      <style:paragraph-properties fo:text-indent="-0.635cm" fo:margin-top="0cm" fo:margin-bottom="0cm" fo:margin-left="1.27cm" fo:margin-right="0cm"/>
    </style:style>
    <style:style style:name="T23_1" style:family="text"/>
    <style:style style:name="T23_2" style:family="text"/>
  </office:automatic-styles>
  <office:body>
    <office:text>
      <text:p text:style-name="P1"><text:span text:style-name="T1_1">Physio</text:span></text:p>
      <text:p text:style-name="P2"/>
      <text:list text:style-name="LS2" xml:id="list0">
        <text:list-item>
          <text:p text:style-name="P3"><text:span text:style-name="T3_1">oxygen<text:s/>levels<text:s/>and<text:s/>your<text:s/>heart<text:s/>rate<text:s/>to<text:s/>be<text:s/>incorporated<text:s/>into<text:s/>application<text:s/>maybe<text:s/>with<text:s/>the<text:s/>spiro</text:span><text:span text:style-name="T3_2">meter</text:span></text:p>
        </text:list-item>
        <text:list-item>
          <text:p text:style-name="P4"><text:span text:style-name="T4_1">Record<text:s/>only<text:s/>when<text:s/>the<text:s/>mobile<text:s/>device<text:s/>is<text:s/>been<text:s/>held</text:span></text:p>
        </text:list-item>
        <text:list-item>
          <text:p text:style-name="P5"><text:span text:style-name="T5_1">Sports<text:s/>that<text:s/>shakes<text:s/>the<text:s/>lungs<text:s/>at<text:s/>a<text:s/>high<text:s/>intensity<text:s/>eg<text:s/>skipping,<text:s/>trampoline.<text:s/>Important<text:s/>to<text:s/>get<text:s/>more<text:s/>oxygen<text:s/>into<text:s/>the<text:s/>lungs<text:s/>at<text:s/>an<text:s/>ideal<text:s/>pace<text:s/>but<text:s/>only<text:s/>to<text:s/>the<text:s/>patient's<text:s/>abilities<text:s text:c="2"/>Such<text:s/>as<text:s/>tennis<text:s/>may<text:s/>be<text:s/>more<text:s/>suitable<text:s/>to<text:s/>sickly<text:s/>patients<text:s/>as<text:s/>it<text:s/>would<text:s/>stretch<text:s/>arm<text:s/>and<text:s/>chest<text:s/>muscles<text:s/>and<text:s/>provide<text:s/>them<text:s/>with<text:s/>light<text:s/>movement</text:span></text:p>
        </text:list-item>
        <text:list-item>
          <text:p text:style-name="P6"><text:span text:style-name="T6_1">Monitoring<text:s/>the<text:s/>physiotherapy<text:s/>would<text:s/>be<text:s/>beneficial<text:s/>as<text:s/>they<text:s/>can<text:s/>view<text:s/>how<text:s/>many<text:s/>times<text:s/>they<text:s/>have<text:s/>done<text:s/>their<text:s/>physio<text:s/>and<text:s/>if<text:s/>it<text:s/>has<text:s/>been<text:s/>less<text:s/>than<text:s/>usual<text:s/>they<text:s/>can<text:s/>compare<text:s/>this<text:s/>with<text:s/>their<text:s/>lung<text:s/>function<text:s/>to<text:s/>see<text:s/>if<text:s/>it's<text:s/>decreased<text:s/>and<text:s/>it<text:s/>would<text:s/>allow<text:s/>them<text:s/>to<text:s/>adjust<text:s/>their<text:s/>physio<text:s/>needs<text:s/>efficiently<text:s/>with<text:s/>the<text:s/>lung<text:s/>function
</text:span><text:span text:style-name="T6_2"><office:annotation><dc:creator>Grammarly</dc:creator><text:p text:style-name="P7"><text:span text:style-name="T7_1">Inserted:<text:s/>'</text:span></text:p></office:annotation></text:span></text:p>
        </text:list-item>
        <text:list-item>
          <text:p text:style-name="P8"><text:span text:style-name="T8_1">External<text:s/>factors<text:s/>e.g.<text:s/>exercise,<text:s/>physio<text:s/>being<text:s/>done<text:s/>that<text:s/>week<text:s/>and<text:s/>compare<text:s/>results</text:span></text:p>
        </text:list-item>
      </text:list>
      <text:p text:style-name="P9"/>
      <text:p text:style-name="P10"><text:span text:style-name="T10_1">Dietitian</text:span></text:p>
      <text:p text:style-name="P11"/>
      <text:list text:style-name="LS3" xml:id="list5">
        <text:list-item>
          <text:p text:style-name="P12"><text:span text:style-name="T12_1">At<text:s/>the<text:s/>moment<text:s/>not<text:s/>reliable<text:s/>means<text:s/>of<text:s/>tracking<text:s/>food<text:s/>diary</text:span></text:p>
        </text:list-item>
        <text:list-item>
          <text:p text:style-name="P13"><text:span text:style-name="T13_1">Track<text:s/>supplements</text:span></text:p>
        </text:list-item>
        <text:list-item>
          <text:p text:style-name="P14"><text:span text:style-name="T14_1">Track<text:s/>enzymes</text:span></text:p>
        </text:list-item>
        <text:list-item>
          <text:p text:style-name="P15"><text:span text:style-name="T15_1">Ease<text:s/>of<text:s/>use</text:span></text:p>
        </text:list-item>
        <text:list-item>
          <text:p text:style-name="P16"><text:span text:style-name="T16_1">List<text:s/>boxes<text:s/>to<text:s/>tick<text:s/>and<text:s/>enter<text:s/>the<text:s/>amount</text:span></text:p>
        </text:list-item>
        <text:list-item>
          <text:p text:style-name="P17"><text:span text:style-name="T17_1">Provide<text:s/>advice</text:span></text:p>
        </text:list-item>
        <text:list-item>
          <text:p text:style-name="P18"><text:span text:style-name="T18_1">food<text:s/>pyramid</text:span></text:p>
        </text:list-item>
        <text:list-item>
          <text:p text:style-name="P19"><text:span text:style-name="T19_1">What<text:s/>they<text:s/>should<text:s/>be<text:s/>eating</text:span></text:p>
        </text:list-item>
        <text:list-item>
          <text:p text:style-name="P20"><text:span text:style-name="T20_1">Maybe<text:s/>the<text:s/>diary<text:s/>could<text:s/>be<text:s/>made<text:s/>with<text:s/>the</text:span><text:span text:style-name="T20_2"><office:annotation><dc:creator>Grammarly</dc:creator><text:p text:style-name="P21"><text:span text:style-name="T21_1">Inserted:<text:s/>d</text:span></text:p></office:annotation></text:span><text:span text:style-name="T21_2"><text:s/>dietitian</text:span><text:span text:style-name="T21_3"><office:annotation><dc:creator>Grammarly</dc:creator><text:p text:style-name="P22"><text:span text:style-name="T22_1">Deleted:k</text:span></text:p></office:annotation></text:span></text:p>
        </text:list-item>
        <text:list-item>
          <text:p text:style-name="P23"><text:span text:style-name="T23_1">Track<text:s/>calorie,</text:span><text:span text:style-name="T23_2"><text:s/>Cre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dc:date>2017-11-01T11:52:42</dc:date>
    <meta:editing-cycles>1</meta:editing-cycles>
    <meta:editing-duration>PT1M</meta:editing-duration>
    <meta:document-statistic meta:page-count="1" meta:paragraph-count="17" meta:row-count="0" meta:word-count="207" meta:character-count="1114" meta:non-whitespace-character-count="937"/>
  </office:meta>
</office:document-meta>
</file>